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96in" style:rel-column-width="2433*"/>
    </style:style>
    <style:style style:name="Table1.B" style:family="table-column">
      <style:table-column-properties style:column-width="5.2354in" style:rel-column-width="753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officeooo:rsid="000423f1" officeooo:paragraph-rsid="000423f1"/>
    </style:style>
    <style:style style:name="P2" style:family="paragraph" style:parent-style-name="Standard">
      <style:paragraph-properties fo:line-height="100%"/>
      <style:text-properties officeooo:rsid="000423f1" officeooo:paragraph-rsid="0007f859"/>
    </style:style>
    <style:style style:name="P3" style:family="paragraph" style:parent-style-name="Standard" style:list-style-name="L1">
      <style:paragraph-properties fo:margin-top="0in" fo:margin-bottom="0in" loext:contextual-spacing="false" fo:line-height="100%"/>
      <style:text-properties officeooo:rsid="00057ccd" officeooo:paragraph-rsid="00057ccd"/>
    </style:style>
    <style:style style:name="P4" style:family="paragraph" style:parent-style-name="Standard" style:list-style-name="L1">
      <style:paragraph-properties fo:margin-top="0in" fo:margin-bottom="0in" loext:contextual-spacing="false" fo:line-height="100%"/>
      <style:text-properties officeooo:rsid="00068f76" officeooo:paragraph-rsid="00068f76"/>
    </style:style>
    <style:style style:name="P5" style:family="paragraph" style:parent-style-name="Text_20_body" style:list-style-name="L5">
      <style:paragraph-properties fo:line-height="100%"/>
      <style:text-properties officeooo:rsid="00098903" officeooo:paragraph-rsid="00098903"/>
    </style:style>
    <style:style style:name="P6" style:family="paragraph" style:parent-style-name="Text_20_body" style:list-style-name="L4">
      <style:paragraph-properties fo:margin-top="0in" fo:margin-bottom="0.0181in" loext:contextual-spacing="false" fo:line-height="100%"/>
      <style:text-properties officeooo:paragraph-rsid="00098903"/>
    </style:style>
    <style:style style:name="P7" style:family="paragraph" style:parent-style-name="Text_20_body" style:list-style-name="L3">
      <style:paragraph-properties fo:margin-top="0in" fo:margin-bottom="0in" loext:contextual-spacing="false" fo:line-height="100%"/>
      <style:text-properties officeooo:rsid="00068f76" officeooo:paragraph-rsid="00068f76"/>
    </style:style>
    <style:style style:name="P8" style:family="paragraph" style:parent-style-name="Text_20_body">
      <style:paragraph-properties fo:margin-top="0in" fo:margin-bottom="0in" loext:contextual-spacing="false" fo:line-height="100%"/>
    </style:style>
    <style:style style:name="P9" style:family="paragraph" style:parent-style-name="Text_20_body" style:list-style-name="L3">
      <style:paragraph-properties fo:margin-top="0in" fo:margin-bottom="0in" loext:contextual-spacing="false" fo:line-height="100%"/>
      <style:text-properties officeooo:paragraph-rsid="00068f76"/>
    </style:style>
    <style:style style:name="P10" style:family="paragraph" style:parent-style-name="Text_20_body" style:list-style-name="L4">
      <style:paragraph-properties fo:margin-top="0in" fo:margin-bottom="0in" loext:contextual-spacing="false" fo:line-height="100%"/>
    </style:style>
    <style:style style:name="P11" style:family="paragraph" style:parent-style-name="Table_20_Contents">
      <style:text-properties fo:font-weight="bold" officeooo:rsid="0007f859" officeooo:paragraph-rsid="0007f859" style:font-weight-asian="bold" style:font-weight-complex="bold"/>
    </style:style>
    <style:style style:name="P12" style:family="paragraph" style:parent-style-name="Table_20_Contents">
      <style:text-properties officeooo:rsid="0007f859" officeooo:paragraph-rsid="0007f859"/>
    </style:style>
    <style:style style:name="P13" style:family="paragraph" style:parent-style-name="Heading_20_2">
      <style:paragraph-properties fo:line-height="100%"/>
    </style:style>
    <style:style style:name="P14" style:family="paragraph" style:parent-style-name="Heading_20_2">
      <style:paragraph-properties fo:line-height="100%"/>
      <style:text-properties officeooo:paragraph-rsid="00098903"/>
    </style:style>
    <style:style style:name="P15" style:family="paragraph" style:parent-style-name="Heading_20_1">
      <style:paragraph-properties fo:line-height="100%"/>
      <style:text-properties officeooo:rsid="00057ccd" officeooo:paragraph-rsid="00057ccd"/>
    </style:style>
    <style:style style:name="P16" style:family="paragraph" style:parent-style-name="Heading_20_1">
      <style:paragraph-properties fo:line-height="100%"/>
    </style:style>
    <style:style style:name="T1" style:family="text">
      <style:text-properties officeooo:rsid="000423f1"/>
    </style:style>
    <style:style style:name="T2" style:family="text">
      <style:text-properties officeooo:rsid="00068f76"/>
    </style:style>
    <style:style style:name="T3" style:family="text">
      <style:text-properties officeooo:rsid="0007f859"/>
    </style:style>
    <style:style style:name="T4" style:family="text">
      <style:text-properties officeooo:rsid="000989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Nombre</text:h>
      <text:p text:style-name="P1"><text:tab/>Subir imágen</text:p>
      <text:h text:style-name="P16" text:outline-level="1">Descripción del escenario</text:h>
      <text:p text:style-name="P8"><text:tab/><text:span text:style-name="T1">Un usuario editor ingresa al sistema deseando subir una imagen.</text:span></text:p>
      <text:h text:style-name="P16" text:outline-level="1">Actores</text:h>
      <text:p text:style-name="P2"><text:tab/><text:span text:style-name="T3">Usuario autenticado como editor</text:span></text:p>
      <text:h text:style-name="P15" text:outline-level="1">Secuencia de interacciones entre los actores y el sistema</text:h>
      <text:list xml:id="list1731172597" text:style-name="L1">
        <text:list-item>
          <text:p text:style-name="P3">El editor selecciona el libro al cual desea agregar la imagen <text:span text:style-name="T4">(CU-02)</text:span>.</text:p>
        </text:list-item>
        <text:list-item>
          <text:p text:style-name="P3">El editor adjunta el archivo correspondiente a la imagen.</text:p>
        </text:list-item>
        <text:list-item>
          <text:p text:style-name="P3">El editor envía el archivo correspondiente.</text:p>
        </text:list-item>
        <text:list-item>
          <text:p text:style-name="P4">El sistema valida la imagen enviada.</text:p>
        </text:list-item>
        <text:list-item>
          <text:p text:style-name="P4">El sistema indica a la base de datos almacenar la imagen.</text:p>
        </text:list-item>
        <text:list-item>
          <text:p text:style-name="P4">La base de datos registra la imagen, relacionándola con el editor y el libro.</text:p>
        </text:list-item>
        <text:list-item>
          <text:p text:style-name="P4">El sistema notifica al usuario el fin de la acción.</text:p>
        </text:list-item>
        <text:list-item>
          <text:p text:style-name="P3">El editor vuelve al estado inicial.</text:p>
        </text:list-item>
      </text:list>
      <text:h text:style-name="P13" text:outline-level="2">Extensiones / Flujos secundarios</text:h>
      <text:list xml:id="list2376041573" text:style-name="L3">
        <text:list-item>
          <text:p text:style-name="P9"><text:span text:style-name="T2">El editor puede cerrar la sesión en cualquier momento.</text:span></text:p>
        </text:list-item>
        <text:list-item>
          <text:p text:style-name="P7">El editor puede cancelar la acción en cualquier momento. El sistema no realiza ninguna acción salvo volver al estado inicial.</text:p>
        </text:list-item>
      </text:list>
      <text:h text:style-name="P14" text:outline-level="2">Flujos de excepción</text:h>
      <text:list xml:id="list1735312698" text:style-name="L5">
        <text:list-item>
          <text:p text:style-name="P5">A partir del punto 3</text:p>
        </text:list-item>
      </text:list>
      <text:list xml:id="list2977805232" text:style-name="L4">
        <text:list-item>
          <text:p text:style-name="P6">El sistema no puede almacenar el archivo en el formato provisto, mostrando un mensaje indicando el error.</text:p>
        </text:list-item>
        <text:list-item>
          <text:p text:style-name="P10">El editor envía una imagen más pesada que la permitida por el sistema, el sistema muestra un mensaje indicando el error.</text:p>
        </text:list-item>
      </text:list>
      <text:h text:style-name="P13" text:outline-level="2">Tabla resume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ID</text:p>
          </table:table-cell>
          <table:table-cell table:style-name="Table1.B1" office:value-type="string">
            <text:p text:style-name="P12">CU-01</text:p>
          </table:table-cell>
        </table:table-row>
        <table:table-row>
          <table:table-cell table:style-name="Table1.A2" office:value-type="string">
            <text:p text:style-name="P11">Nombre</text:p>
          </table:table-cell>
          <table:table-cell table:style-name="Table1.B2" office:value-type="string">
            <text:p text:style-name="P12">Subir imagen</text:p>
          </table:table-cell>
        </table:table-row>
        <table:table-row>
          <table:table-cell table:style-name="Table1.A2" office:value-type="string">
            <text:p text:style-name="P11">Objetivo</text:p>
          </table:table-cell>
          <table:table-cell table:style-name="Table1.B2" office:value-type="string">
            <text:p text:style-name="P12">Subir imagen asociándola a un libro</text:p>
          </table:table-cell>
        </table:table-row>
        <table:table-row>
          <table:table-cell table:style-name="Table1.A2" office:value-type="string">
            <text:p text:style-name="P11">Actores</text:p>
          </table:table-cell>
          <table:table-cell table:style-name="Table1.B2" office:value-type="string">
            <text:p text:style-name="P12">Usuario autenticado como editor</text:p>
          </table:table-cell>
        </table:table-row>
        <table:table-row>
          <table:table-cell table:style-name="Table1.A2" office:value-type="string">
            <text:p text:style-name="P11">Condiciones iniciales</text:p>
          </table:table-cell>
          <table:table-cell table:style-name="Table1.B2" office:value-type="string">
            <text:p text:style-name="P12">El usuario debe estar autenticado como editor y con una sesión abierta en el sistema</text:p>
          </table:table-cell>
        </table:table-row>
        <table:table-row>
          <table:table-cell table:style-name="Table1.A2" office:value-type="string">
            <text:p text:style-name="P11">Condiciones finales</text:p>
          </table:table-cell>
          <table:table-cell table:style-name="Table1.B2" office:value-type="string">
            <text:p text:style-name="P12">El editor consigue subir la imagen exitosamente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0:05:39.884197511</meta:creation-date>
    <dc:date>2017-05-24T20:55:17.544007481</dc:date>
    <meta:editing-duration>PT7M56S</meta:editing-duration>
    <meta:editing-cycles>1</meta:editing-cycles>
    <meta:generator>LibreOffice/5.3.3.2$Linux_X86_64 LibreOffice_project/30m0$Build-2</meta:generator>
    <meta:document-statistic meta:table-count="1" meta:image-count="0" meta:object-count="0" meta:page-count="1" meta:paragraph-count="35" meta:word-count="241" meta:character-count="1420" meta:non-whitespace-character-count="1224"/>
  </office:meta>
</office:document-meta>
</file>